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2.55in" style:rel-column-width="3672*"/>
    </style:style>
    <style:style style:name="Table4.B" style:family="table-column">
      <style:table-column-properties style:column-width="0.5701in" style:rel-column-width="821*"/>
    </style:style>
    <style:style style:name="Table4.C" style:family="table-column">
      <style:table-column-properties style:column-width="0.5097in" style:rel-column-width="734*"/>
    </style:style>
    <style:style style:name="Table4.D" style:family="table-column">
      <style:table-column-properties style:column-width="0.5799in" style:rel-column-width="835*"/>
    </style:style>
    <style:style style:name="Table4.E" style:family="table-column">
      <style:table-column-properties style:column-width="1.4097in" style:rel-column-width="2030*"/>
    </style:style>
    <style:style style:name="Table4.F" style:family="table-column">
      <style:table-column-properties style:column-width="1.3056in" style:rel-column-width="188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2.55in" style:rel-column-width="3672*"/>
    </style:style>
    <style:style style:name="Table2.B" style:family="table-column">
      <style:table-column-properties style:column-width="0.5701in" style:rel-column-width="821*"/>
    </style:style>
    <style:style style:name="Table2.C" style:family="table-column">
      <style:table-column-properties style:column-width="0.5097in" style:rel-column-width="734*"/>
    </style:style>
    <style:style style:name="Table2.D" style:family="table-column">
      <style:table-column-properties style:column-width="0.5799in" style:rel-column-width="835*"/>
    </style:style>
    <style:style style:name="Table2.E" style:family="table-column">
      <style:table-column-properties style:column-width="1.4097in" style:rel-column-width="2030*"/>
    </style:style>
    <style:style style:name="Table2.F" style:family="table-column">
      <style:table-column-properties style:column-width="1.3056in" style:rel-column-width="188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2.55in" style:rel-column-width="3672*"/>
    </style:style>
    <style:style style:name="Table3.B" style:family="table-column">
      <style:table-column-properties style:column-width="0.5701in" style:rel-column-width="821*"/>
    </style:style>
    <style:style style:name="Table3.C" style:family="table-column">
      <style:table-column-properties style:column-width="0.5097in" style:rel-column-width="734*"/>
    </style:style>
    <style:style style:name="Table3.D" style:family="table-column">
      <style:table-column-properties style:column-width="0.5799in" style:rel-column-width="835*"/>
    </style:style>
    <style:style style:name="Table3.E" style:family="table-column">
      <style:table-column-properties style:column-width="1.4097in" style:rel-column-width="2030*"/>
    </style:style>
    <style:style style:name="Table3.F" style:family="table-column">
      <style:table-column-properties style:column-width="1.3056in" style:rel-column-width="188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319in" fo:margin-left="-0.0049in" fo:margin-right="-0.0021in" table:align="margins" style:writing-mode="lr-tb"/>
    </style:style>
    <style:style style:name="Table9.A" style:family="table-column">
      <style:table-column-properties style:column-width="1.7208in" style:rel-column-width="16268*"/>
    </style:style>
    <style:style style:name="Table9.B" style:family="table-column">
      <style:table-column-properties style:column-width="0.5444in" style:rel-column-width="5147*"/>
    </style:style>
    <style:style style:name="Table9.C" style:family="table-column">
      <style:table-column-properties style:column-width="0.5847in" style:rel-column-width="5527*"/>
    </style:style>
    <style:style style:name="Table9.D" style:family="table-column">
      <style:table-column-properties style:column-width="0.6333in" style:rel-column-width="5987*"/>
    </style:style>
    <style:style style:name="Table9.E" style:family="table-column">
      <style:table-column-properties style:column-width="1.8299in" style:rel-column-width="17299*"/>
    </style:style>
    <style:style style:name="Table9.F" style:family="table-column">
      <style:table-column-properties style:column-width="1.6188in" style:rel-column-width="15307*"/>
    </style:style>
    <style:style style:name="Table9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9.F1" style:family="table-cell">
      <style:table-cell-properties style:vertical-align="middle" fo:padding="0.0382in" fo:border="0.0007in solid #000000"/>
    </style:style>
    <style:style style:name="Table9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9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CanTransport" style:family="table">
      <style:table-properties style:width="6.925in" table:align="margins" style:writing-mode="lr-tb"/>
    </style:style>
    <style:style style:name="CanTransport.A" style:family="table-column">
      <style:table-column-properties style:column-width="1.825in" style:rel-column-width="2628*"/>
    </style:style>
    <style:style style:name="CanTransport.B" style:family="table-column">
      <style:table-column-properties style:column-width="0.5799in" style:rel-column-width="835*"/>
    </style:style>
    <style:style style:name="CanTransport.E" style:family="table-column">
      <style:table-column-properties style:column-width="1.9403in" style:rel-column-width="2794*"/>
    </style:style>
    <style:style style:name="CanTransport.F" style:family="table-column">
      <style:table-column-properties style:column-width="1.4201in" style:rel-column-width="2045*"/>
    </style:style>
    <style:style style:name="CanTranspor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nTransport.F1" style:family="table-cell">
      <style:table-cell-properties fo:padding="0.0382in" fo:border="0.0007in solid #000000"/>
    </style:style>
    <style:style style:name="CanTransport.A2" style:family="table-cell">
      <style:table-cell-properties fo:padding="0.0382in" fo:border-left="0.0007in solid #000000" fo:border-right="none" fo:border-top="none" fo:border-bottom="0.0007in solid #000000"/>
    </style:style>
    <style:style style:name="CanTransport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 style:list-style-name="L1"/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8" style:family="paragraph" style:parent-style-name="Header">
      <style:text-properties fo:language="zxx" fo:country="none" style:language-asian="zxx" style:country-asian="none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Heading_20_1" style:master-page-name="First_20_Page">
      <style:paragraph-properties style:page-number="auto"/>
    </style:style>
    <style:style style:name="P24" style:family="paragraph" style:parent-style-name="Table_20_Contents" style:list-style-name="L1"/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>
      <style:paragraph-properties style:writing-mode="lr-tb"/>
    </style:style>
    <style:style style:name="P3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font-name="Times New Roman1" style:font-name-asian="Times New Roman" style:font-name-complex="Times New Roman"/>
    </style:style>
    <style:style style:name="T2" style:family="text">
      <style:text-properties style:text-position="super 58%" style:font-name="Times New Roman1" style:font-name-asian="Times New Roman" style:font-name-complex="Times New Roman"/>
    </style:style>
    <style:style style:name="T3" style:family="text">
      <style:text-properties style:text-position="super 58%"/>
    </style:style>
    <style:style style:name="T4" style:family="text">
      <style:text-properties style:use-window-font-color="true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text-position="0% 100%"/>
    </style:style>
    <style:style style:name="T6" style:family="text"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text-position="super 58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font-name="Times New Roman1" style:font-name-asian="Times New Roman" style:font-name-complex="Times New Roman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9pt" style:font-size-asian="9pt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1" style:font-name-asian="Times New Roman" style:font-name-complex="Times New Roman"/>
    </style:style>
    <style:style style:name="T14" style:family="text">
      <style:text-properties style:use-window-font-color="true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text-position="super 58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text-position="0% 100%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99084144" text:id="ct299084144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283412144" text:id="ct283412144">
          <text:insertion>
            <office:change-info>
              <dc:creator>Unknown Author</dc:creator>
              <dc:date>2013-01-25T09:27:00</dc:date>
            </office:change-info>
          </text:insertion>
        </text:changed-region>
        <text:changed-region xml:id="ct505431904" text:id="ct505431904">
          <text:insertion>
            <office:change-info>
              <dc:creator>Unknown Author</dc:creator>
              <dc:date>2013-01-25T09:28:00</dc:date>
            </office:change-info>
          </text:insertion>
        </text:changed-region>
        <text:changed-region xml:id="ct450729344" text:id="ct45072934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450780784" text:id="ct450780784">
          <text:insertion>
            <office:change-info>
              <dc:creator>Unknown Author</dc:creator>
              <dc:date>2013-01-25T09:04:00</dc:date>
            </office:change-info>
          </text:insertion>
        </text:changed-region>
        <text:changed-region xml:id="ct458468128" text:id="ct458468128">
          <text:insertion>
            <office:change-info>
              <dc:creator>Unknown Author</dc:creator>
              <dc:date>2013-01-25T09:05:00</dc:date>
            </office:change-info>
          </text:insertion>
        </text:changed-region>
        <text:changed-region xml:id="ct512003760" text:id="ct512003760">
          <text:insertion>
            <office:change-info>
              <dc:creator>Unknown Author</dc:creator>
              <dc:date>2013-01-25T09:02:00</dc:date>
            </office:change-info>
          </text:insertion>
        </text:changed-region>
        <text:changed-region xml:id="ct53620304" text:id="ct5362030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76695872" text:id="ct76695872">
          <text:deletion>
            <office:change-info>
              <dc:creator>Unknown Author</dc:creator>
              <dc:date>2013-01-25T09:02:00</dc:date>
            </office:change-info>
            <text:p text:style-name="Standard">The “CAN format” column specifies the format of CAN frames when communicating in CAN format.</text:p>
          </text:deletion>
        </text:changed-region>
        <text:changed-region xml:id="ct449969696" text:id="ct449969696">
          <text:insertion>
            <office:change-info>
              <dc:creator>Unknown Author</dc:creator>
              <dc:date>2013-01-25T09:17:00</dc:date>
            </office:change-info>
          </text:insertion>
        </text:changed-region>
        <text:changed-region xml:id="ct450376864" text:id="ct450376864">
          <text:insertion>
            <office:change-info>
              <dc:creator>Unknown Author</dc:creator>
              <dc:date>2013-01-25T09:17:00</dc:date>
            </office:change-info>
          </text:insertion>
        </text:changed-region>
        <text:changed-region xml:id="ct524045264" text:id="ct524045264">
          <text:deletion>
            <office:change-info>
              <dc:creator>Unknown Author</dc:creator>
              <dc:date>2013-01-25T09:09:00</dc:date>
            </office:change-info>
            <text:h text:style-name="Heading_20_3" text:outline-level="3">CAN-Datagram Content Single Frame</text:h>
            <text:p text:style-name="Standard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string">
                  <text:p text:style-name="P2">Name</text:p>
                </table:table-cell>
                <table:table-cell table:style-name="Table5.A1" office:value-type="string">
                  <text:p text:style-name="P2">Dest ID</text:p>
                </table:table-cell>
                <table:table-cell table:style-name="Table5.A1" office:value-type="string">
                  <text:p text:style-name="P2">Event ID</text:p>
                </table:table-cell>
                <table:table-cell table:style-name="Table5.A1" office:value-type="string">
                  <text:p text:style-name="P2">Common</text:p>
                  <text:p text:style-name="P2">MTI</text:p>
                </table:table-cell>
                <table:table-cell table:style-name="Table5.A1" office:value-type="string">
                  <text:p text:style-name="P2">CAN format</text:p>
                </table:table-cell>
                <table:table-cell table:style-name="Table5.F1" office:value-type="string">
                  <text:p text:style-name="P2">Data Content</text:p>
                </table:table-cell>
              </table:table-row>
              <table:table-row>
                <table:table-cell table:style-name="Table5.A2" office:value-type="string">
                  <text:p text:style-name="Table_20_Contents">Datagram Content Single Frame</text:p>
                </table:table-cell>
                <table:table-cell table:style-name="Table5.A2" office:value-type="string">
                  <text:p text:style-name="P4">N</text:p>
                </table:table-cell>
                <table:table-cell table:style-name="Table5.A2" office:value-type="string">
                  <text:p text:style-name="P4">Y</text:p>
                </table:table-cell>
                <table:table-cell table:style-name="Table5.A2" office:value-type="string">
                  <text:p text:style-name="P4">N/A</text:p>
                </table:table-cell>
                <table:table-cell table:style-name="Table5.A2" office:value-type="string">
                  <text:p text:style-name="P4">0x1Add,dsss</text:p>
                </table:table-cell>
                <table:table-cell table:style-name="Table5.F2" office:value-type="string">
                  <text:p text:style-name="P4">0-8 bytes</text:p>
                </table:table-cell>
              </table:table-row>
            </table:table>
            <text:p text:style-name="Standard"/>
            <text:h text:style-name="Heading_20_3" text:outline-level="3">CAN-Datagram Content First Frame</text:h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row>
                <table:table-cell table:style-name="Table6.A1" office:value-type="string">
                  <text:p text:style-name="P2">Name</text:p>
                </table:table-cell>
                <table:table-cell table:style-name="Table6.A1" office:value-type="string">
                  <text:p text:style-name="P2">Dest ID</text:p>
                </table:table-cell>
                <table:table-cell table:style-name="Table6.A1" office:value-type="string">
                  <text:p text:style-name="P2">Event ID</text:p>
                </table:table-cell>
                <table:table-cell table:style-name="Table6.A1" office:value-type="string">
                  <text:p text:style-name="P2">Common</text:p>
                  <text:p text:style-name="P2">MTI</text:p>
                </table:table-cell>
                <table:table-cell table:style-name="Table6.A1" office:value-type="string">
                  <text:p text:style-name="P2">CAN format</text:p>
                </table:table-cell>
                <table:table-cell table:style-name="Table6.F1" office:value-type="string">
                  <text:p text:style-name="P2">Data Content</text:p>
                </table:table-cell>
              </table:table-row>
              <table:table-row>
                <table:table-cell table:style-name="Table6.A2" office:value-type="string">
                  <text:p text:style-name="Table_20_Contents">Datagram Content First Frame</text:p>
                </table:table-cell>
                <table:table-cell table:style-name="Table6.A2" office:value-type="string">
                  <text:p text:style-name="P4">Y</text:p>
                </table:table-cell>
                <table:table-cell table:style-name="Table6.A2" office:value-type="string">
                  <text:p text:style-name="P4">N</text:p>
                </table:table-cell>
                <table:table-cell table:style-name="Table6.A2" office:value-type="string">
                  <text:p text:style-name="P4">N/A</text:p>
                </table:table-cell>
                <table:table-cell table:style-name="Table6.A2" office:value-type="string">
                  <text:p text:style-name="P4">0x1Bdd,dsss</text:p>
                </table:table-cell>
                <table:table-cell table:style-name="Table6.F2" office:value-type="string">
                  <text:p text:style-name="P4">0-8 bytes</text:p>
                </table:table-cell>
              </table:table-row>
            </table:table>
            <text:p text:style-name="Standard"/>
            <text:h text:style-name="Heading_20_3" text:outline-level="3">CAN-Datagram Content Middle Frame</text:h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P2">Name</text:p>
                </table:table-cell>
                <table:table-cell table:style-name="Table7.A1" office:value-type="string">
                  <text:p text:style-name="P2">Dest ID</text:p>
                </table:table-cell>
                <table:table-cell table:style-name="Table7.A1" office:value-type="string">
                  <text:p text:style-name="P2">Event ID</text:p>
                </table:table-cell>
                <table:table-cell table:style-name="Table7.A1" office:value-type="string">
                  <text:p text:style-name="P2">Common</text:p>
                  <text:p text:style-name="P2">MTI</text:p>
                </table:table-cell>
                <table:table-cell table:style-name="Table7.A1" office:value-type="string">
                  <text:p text:style-name="P2">CAN format</text:p>
                </table:table-cell>
                <table:table-cell table:style-name="Table7.F1" office:value-type="string">
                  <text:p text:style-name="P2">Data Content</text:p>
                </table:table-cell>
              </table:table-row>
              <table:table-row>
                <table:table-cell table:style-name="Table7.A2" office:value-type="string">
                  <text:p text:style-name="Table_20_Contents">Datagram Content Middle Frame</text:p>
                </table:table-cell>
                <table:table-cell table:style-name="Table7.A2" office:value-type="string">
                  <text:p text:style-name="P4">Y</text:p>
                </table:table-cell>
                <table:table-cell table:style-name="Table7.A2" office:value-type="string">
                  <text:p text:style-name="P4">N</text:p>
                </table:table-cell>
                <table:table-cell table:style-name="Table7.A2" office:value-type="string">
                  <text:p text:style-name="P4">N/A</text:p>
                </table:table-cell>
                <table:table-cell table:style-name="Table7.A2" office:value-type="string">
                  <text:p text:style-name="P4">0x1Cdd,dsss</text:p>
                </table:table-cell>
                <table:table-cell table:style-name="Table7.F2" office:value-type="string">
                  <text:p text:style-name="P4">0-8 bytes</text:p>
                </table:table-cell>
              </table:table-row>
            </table:table>
            <text:p text:style-name="Standard"/>
            <text:h text:style-name="Heading_20_3" text:outline-level="3">CAN Datagram Content Last Frame</text:h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F"/>
              <table:table-row>
                <table:table-cell table:style-name="Table8.A1" office:value-type="string">
                  <text:p text:style-name="P2">Name</text:p>
                </table:table-cell>
                <table:table-cell table:style-name="Table8.A1" office:value-type="string">
                  <text:p text:style-name="P2">Dest ID</text:p>
                </table:table-cell>
                <table:table-cell table:style-name="Table8.A1" office:value-type="string">
                  <text:p text:style-name="P2">Event ID</text:p>
                </table:table-cell>
                <table:table-cell table:style-name="Table8.A1" office:value-type="string">
                  <text:p text:style-name="P2">Common</text:p>
                  <text:p text:style-name="P2">MTI</text:p>
                </table:table-cell>
                <table:table-cell table:style-name="Table8.A1" office:value-type="string">
                  <text:p text:style-name="P2">CAN format</text:p>
                </table:table-cell>
                <table:table-cell table:style-name="Table8.F1" office:value-type="string">
                  <text:p text:style-name="P2">Data Content</text:p>
                </table:table-cell>
              </table:table-row>
              <table:table-row>
                <table:table-cell table:style-name="Table8.A2" office:value-type="string">
                  <text:p text:style-name="Table_20_Contents">Datagram Content Last Frame</text:p>
                </table:table-cell>
                <table:table-cell table:style-name="Table8.A2" office:value-type="string">
                  <text:p text:style-name="P4">Y</text:p>
                </table:table-cell>
                <table:table-cell table:style-name="Table8.A2" office:value-type="string">
                  <text:p text:style-name="P4">N</text:p>
                </table:table-cell>
                <table:table-cell table:style-name="Table8.A2" office:value-type="string">
                  <text:p text:style-name="P4">N/A</text:p>
                </table:table-cell>
                <table:table-cell table:style-name="Table8.A2" office:value-type="string">
                  <text:p text:style-name="P4">0x1Ddd,dsss</text:p>
                </table:table-cell>
                <table:table-cell table:style-name="Table8.F2" office:value-type="string">
                  <text:p text:style-name="P4">0-8 bytes</text:p>
                </table:table-cell>
              </table:table-row>
            </table:table>
            <text:p text:style-name="Standard"/>
          </text:deletion>
        </text:changed-region>
        <text:changed-region xml:id="ct524222864" text:id="ct524222864">
          <text:insertion>
            <office:change-info>
              <dc:creator>Unknown Author</dc:creator>
              <dc:date>2013-01-25T09:19:00</dc:date>
            </office:change-info>
          </text:insertion>
        </text:changed-region>
        <text:changed-region xml:id="ct283478816" text:id="ct283478816">
          <text:insertion>
            <office:change-info>
              <dc:creator>Unknown Author</dc:creator>
              <dc:date>2013-01-25T09:19:00</dc:date>
            </office:change-info>
          </text:insertion>
        </text:changed-region>
        <text:changed-region xml:id="ct505476080" text:id="ct505476080">
          <text:insertion>
            <office:change-info>
              <dc:creator>Unknown Author</dc:creator>
              <dc:date>2013-01-25T09:19:00</dc:date>
            </office:change-info>
          </text:insertion>
        </text:changed-region>
        <text:changed-region xml:id="ct285720784" text:id="ct285720784">
          <text:insertion>
            <office:change-info>
              <dc:creator>Unknown Author</dc:creator>
              <dc:date>2013-01-25T09:19:00</dc:date>
            </office:change-info>
          </text:insertion>
        </text:changed-region>
        <text:changed-region xml:id="ct512345728" text:id="ct512345728">
          <text:deletion>
            <office:change-info>
              <dc:creator>Unknown Author</dc:creator>
              <dc:date>2013-01-25T09:10:00</dc:date>
            </office:change-info>
            <text:h text:style-name="Heading_20_3" text:outline-level="3">CAN Protocol</text:h>
            <text:p text:style-name="Standard">Normal transmission of a datagram over CAN consists of the transmitting node sending the Datagram Content message using one of two sequences of Datagram frames:</text:p>
            <text:list xml:id="list9096779571515736824" text:style-name="L1">
              <text:list-item>
                <text:p text:style-name="P1">One Datagram Content Single Frame</text:p>
              </text:list-item>
              <text:list-item>
                <text:p text:style-name="P1">One Datagram Content First Frame, followed by zero or more Datagram Content Middle Frame, followed by one Datagram Content Last Frame</text:p>
              </text:list-item>
            </text:list>
            <text:p text:style-name="Table_20_Contents">A receiving node receiving either of the above sequences shall send either a Datagram Received OK or Datagram Rejected message in reply.</text:p>
          </text:deletion>
        </text:changed-region>
        <text:changed-region xml:id="ct511919392" text:id="ct511919392">
          <text:deletion>
            <office:change-info>
              <dc:creator>Unknown Author</dc:creator>
              <dc:date>2013-01-25T09:07:00</dc:date>
            </office:change-info>
            <text:h text:style-name="Heading_20_3" text:outline-level="3">CAN Protocol</text:h>
            <text:p text:style-name="Standard">If a receiving node receives a sequence of Datagram frames other than one of</text:p>
            <text:list xml:id="list1411787895" text:continue-numbering="true" text:style-name="L1">
              <text:list-item>
                <text:p text:style-name="P1">One Datagram Content Single Frame</text:p>
              </text:list-item>
              <text:list-item>
                <text:p text:style-name="P1">One Datagram Content First Frame, followed by zero or more Datagram Content Middle Frame, followed by one Datagram Content Last Frame</text:p>
              </text:list-item>
            </text:list>
            <text:p text:style-name="Table_20_Contents">the receiving node shall send a Datagram Rejected message with the Out-of-Sequence error bit set.</text:p>
          </text:deletion>
        </text:changed-region>
        <text:changed-region xml:id="ct283468752" text:id="ct2834687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462016" text:id="ct45846201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590496" text:id="ct28359049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714944" text:id="ct45871494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371584" text:id="ct28337158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78704" text:id="ct45827870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61152" text:id="ct4582611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53575040" text:id="ct5357504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45136" text:id="ct45824513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46832" text:id="ct45824683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54500320" text:id="ct5450032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53586400" text:id="ct5358640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524068336" text:id="ct524068336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283448320" text:id="ct283448320">
          <text:insertion>
            <office:change-info>
              <dc:creator>Unknown Author</dc:creator>
              <dc:date>2013-01-25T09:20:00</dc:date>
            </office:change-info>
          </text:insertion>
        </text:changed-region>
        <text:changed-region xml:id="ct283729296" text:id="ct283729296">
          <text:insertion>
            <office:change-info>
              <dc:creator>Unknown Author</dc:creator>
              <dc:date>2013-01-25T09:21:00</dc:date>
            </office:change-info>
          </text:insertion>
        </text:changed-region>
        <text:changed-region xml:id="ct459244832" text:id="ct45924483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86074768" text:id="ct286074768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70769904" text:id="ct270769904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8640848" text:id="ct458640848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300946416" text:id="ct300946416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83736928" text:id="ct283736928">
          <text:insertion>
            <office:change-info>
              <dc:creator>Unknown Author</dc:creator>
              <dc:date>2013-01-25T09:27:00</dc:date>
            </office:change-info>
          </text:insertion>
        </text:changed-region>
        <text:changed-region xml:id="ct523346160" text:id="ct523346160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8284192" text:id="ct45828419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49968640" text:id="ct449968640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8523520" text:id="ct458523520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8723024" text:id="ct458723024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70837680" text:id="ct270837680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291696" text:id="ct450291696">
          <text:deletion>
            <office:change-info>
              <dc:creator>Unknown Author</dc:creator>
              <dc:date>2013-01-25T09:28:00</dc:date>
            </office:change-info>
            <text:p text:style-name="P2">Dest ID</text:p>
          </text:deletion>
        </text:changed-region>
        <text:changed-region xml:id="ct450408992" text:id="ct45040899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424592" text:id="ct285424592">
          <text:deletion>
            <office:change-info>
              <dc:creator>Unknown Author</dc:creator>
              <dc:date>2013-01-25T09:28:00</dc:date>
            </office:change-info>
            <text:p text:style-name="P2">Event ID</text:p>
          </text:deletion>
        </text:changed-region>
        <text:changed-region xml:id="ct285580896" text:id="ct28558089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238256" text:id="ct286238256">
          <text:deletion>
            <office:change-info>
              <dc:creator>Unknown Author</dc:creator>
              <dc:date>2013-01-25T09:28:00</dc:date>
            </office:change-info>
            <text:p text:style-name="P2">Simple Node </text:p>
          </text:deletion>
        </text:changed-region>
        <text:changed-region xml:id="ct285580992" text:id="ct28558099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093280" text:id="ct299093280">
          <text:deletion>
            <office:change-info>
              <dc:creator>Unknown Author</dc:creator>
              <dc:date>2013-01-25T09:28:00</dc:date>
            </office:change-info>
            <text:p text:style-name="P2">Header Format</text:p>
          </text:deletion>
        </text:changed-region>
        <text:changed-region xml:id="ct285581088" text:id="ct28558108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156560" text:id="ct286156560">
          <text:deletion>
            <office:change-info>
              <dc:creator>Unknown Author</dc:creator>
              <dc:date>2013-01-25T09:28:00</dc:date>
            </office:change-info>
            <text:p text:style-name="P2">Data-part Content</text:p>
          </text:deletion>
        </text:changed-region>
        <text:changed-region xml:id="ct450676896" text:id="ct45067689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731488" text:id="ct285731488">
          <text:deletion>
            <office:change-info>
              <dc:creator>Unknown Author</dc:creator>
              <dc:date>2013-01-25T09:28:00</dc:date>
            </office:change-info>
            <text:p text:style-name="P3">Datagram Content</text:p>
          </text:deletion>
        </text:changed-region>
        <text:changed-region xml:id="ct450677024" text:id="ct45067702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376160" text:id="ct450376160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416016" text:id="ct28541601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179872" text:id="ct286179872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416144" text:id="ct28541614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081152" text:id="ct299081152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450778752" text:id="ct4507787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225424" text:id="ct286225424">
          <text:deletion>
            <office:change-info>
              <dc:creator>Unknown Author</dc:creator>
              <dc:date>2013-01-25T09:28:00</dc:date>
            </office:change-info>
            <text:p text:style-name="P4">0x195B,4sss<text:span text:style-name="T1"> </text:span><text:span text:style-name="T2">1</text:span></text:p>
          </text:deletion>
        </text:changed-region>
        <text:changed-region xml:id="ct450778848" text:id="ct45077884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667824" text:id="ct450667824">
          <text:deletion>
            <office:change-info>
              <dc:creator>Unknown Author</dc:creator>
              <dc:date>2013-01-25T09:28:00</dc:date>
            </office:change-info>
            <text:p text:style-name="P4">EventID</text:p>
          </text:deletion>
        </text:changed-region>
        <text:changed-region xml:id="ct450730144" text:id="ct45073014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209152" text:id="ct286209152">
          <text:deletion>
            <office:change-info>
              <dc:creator>Unknown Author</dc:creator>
              <dc:date>2013-01-25T09:28:00</dc:date>
            </office:change-info>
            <text:p text:style-name="P3">Identify Consumer</text:p>
          </text:deletion>
        </text:changed-region>
        <text:changed-region xml:id="ct450730240" text:id="ct45073024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363840" text:id="ct285363840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450730336" text:id="ct45073033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105680" text:id="ct299105680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450355920" text:id="ct45035592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639792" text:id="ct450639792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450356048" text:id="ct45035604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093152" text:id="ct299093152">
          <text:deletion>
            <office:change-info>
              <dc:creator>Unknown Author</dc:creator>
              <dc:date>2013-01-25T09:28:00</dc:date>
            </office:change-info>
            <text:p text:style-name="P4">0x198F,4sss</text:p>
          </text:deletion>
        </text:changed-region>
        <text:changed-region xml:id="ct450828352" text:id="ct4508283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411424" text:id="ct285411424">
          <text:deletion>
            <office:change-info>
              <dc:creator>Unknown Author</dc:creator>
              <dc:date>2013-01-25T09:28:00</dc:date>
            </office:change-info>
            <text:p text:style-name="P4">Event ID</text:p>
          </text:deletion>
        </text:changed-region>
        <text:changed-region xml:id="ct450828480" text:id="ct45082848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297616" text:id="ct285297616">
          <text:deletion>
            <office:change-info>
              <dc:creator>Unknown Author</dc:creator>
              <dc:date>2013-01-25T09:28:00</dc:date>
            </office:change-info>
            <text:p text:style-name="P3">Consumer Identified</text:p>
          </text:deletion>
        </text:changed-region>
        <text:changed-region xml:id="ct450353648" text:id="ct45035364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035888" text:id="ct286035888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450353744" text:id="ct45035374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582256" text:id="ct450582256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450353872" text:id="ct45035387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031920" text:id="ct286031920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450615504" text:id="ct45061550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567632" text:id="ct450567632">
          <text:deletion>
            <office:change-info>
              <dc:creator>Unknown Author</dc:creator>
              <dc:date>2013-01-25T09:28:00</dc:date>
            </office:change-info>
            <text:p text:style-name="P3">0x194C,4sss - Valid<text:span text:style-name="T3">2</text:span> <text:s text:c="4"/></text:p>
            <text:p text:style-name="P3">0x194C,5sss - Invalid <text:s/></text:p>
            <text:p text:style-name="P3">0x194C,6sss - Reserved</text:p>
            <text:p text:style-name="P3">0x194C,7sss - Unknown</text:p>
          </text:deletion>
        </text:changed-region>
        <text:changed-region xml:id="ct450615632" text:id="ct45061563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128128" text:id="ct299128128">
          <text:deletion>
            <office:change-info>
              <dc:creator>Unknown Author</dc:creator>
              <dc:date>2013-01-25T09:28:00</dc:date>
            </office:change-info>
            <text:p text:style-name="P4">Event ID</text:p>
          </text:deletion>
        </text:changed-region>
        <text:changed-region xml:id="ct450615760" text:id="ct45061576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056960" text:id="ct286056960">
          <text:deletion>
            <office:change-info>
              <dc:creator>Unknown Author</dc:creator>
              <dc:date>2013-01-25T09:28:00</dc:date>
            </office:change-info>
            <text:p text:style-name="P3">Consumer Range Identified</text:p>
          </text:deletion>
        </text:changed-region>
        <text:changed-region xml:id="ct285986896" text:id="ct28598689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035296" text:id="ct286035296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87024" text:id="ct28598702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733104" text:id="ct285733104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987152" text:id="ct2859871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606400" text:id="ct285606400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87280" text:id="ct28598728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194288" text:id="ct299194288">
          <text:deletion>
            <office:change-info>
              <dc:creator>Unknown Author</dc:creator>
              <dc:date>2013-01-25T09:28:00</dc:date>
            </office:change-info>
            <text:p text:style-name="P4">0x194A,4sss</text:p>
          </text:deletion>
        </text:changed-region>
        <text:changed-region xml:id="ct285987408" text:id="ct28598740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155072" text:id="ct286155072">
          <text:deletion>
            <office:change-info>
              <dc:creator>Unknown Author</dc:creator>
              <dc:date>2013-01-25T09:28:00</dc:date>
            </office:change-info>
            <text:p text:style-name="P5">EventID Range</text:p>
          </text:deletion>
        </text:changed-region>
        <text:changed-region xml:id="ct285987536" text:id="ct28598753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237696" text:id="ct299237696">
          <text:deletion>
            <office:change-info>
              <dc:creator>Unknown Author</dc:creator>
              <dc:date>2013-01-25T09:28:00</dc:date>
            </office:change-info>
            <text:p text:style-name="P3">Identify Producer</text:p>
          </text:deletion>
        </text:changed-region>
        <text:changed-region xml:id="ct285987664" text:id="ct28598766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116864" text:id="ct299116864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87792" text:id="ct28598779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599280" text:id="ct285599280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987920" text:id="ct28598792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630688" text:id="ct450630688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988048" text:id="ct28598804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731888" text:id="ct450731888">
          <text:deletion>
            <office:change-info>
              <dc:creator>Unknown Author</dc:creator>
              <dc:date>2013-01-25T09:28:00</dc:date>
            </office:change-info>
            <text:p text:style-name="P4">0x1991,4sss</text:p>
          </text:deletion>
        </text:changed-region>
        <text:changed-region xml:id="ct285988176" text:id="ct28598817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270736" text:id="ct285270736">
          <text:deletion>
            <office:change-info>
              <dc:creator>Unknown Author</dc:creator>
              <dc:date>2013-01-25T09:28:00</dc:date>
            </office:change-info>
            <text:p text:style-name="P4">Event ID</text:p>
          </text:deletion>
        </text:changed-region>
        <text:changed-region xml:id="ct285988304" text:id="ct28598830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49995360" text:id="ct449995360">
          <text:deletion>
            <office:change-info>
              <dc:creator>Unknown Author</dc:creator>
              <dc:date>2013-01-25T09:28:00</dc:date>
            </office:change-info>
            <text:p text:style-name="P3">Producer Identified</text:p>
          </text:deletion>
        </text:changed-region>
        <text:changed-region xml:id="ct285988432" text:id="ct28598843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405552" text:id="ct285405552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88560" text:id="ct28598856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156912" text:id="ct286156912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988688" text:id="ct28598868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536640" text:id="ct285536640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88816" text:id="ct28598881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77196288" text:id="ct77196288">
          <text:deletion>
            <office:change-info>
              <dc:creator>Unknown Author</dc:creator>
              <dc:date>2013-01-25T09:28:00</dc:date>
            </office:change-info>
            <text:p text:style-name="P3">0x1954,4sss - Valid</text:p>
            <text:p text:style-name="P3">0x1954,5sss - Invalid</text:p>
            <text:p text:style-name="P3">0x1954,6sss - Reserved</text:p>
            <text:p text:style-name="P3">0x1954,7sss - Unknown</text:p>
          </text:deletion>
        </text:changed-region>
        <text:changed-region xml:id="ct285988944" text:id="ct28598894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49953024" text:id="ct449953024">
          <text:deletion>
            <office:change-info>
              <dc:creator>Unknown Author</dc:creator>
              <dc:date>2013-01-25T09:28:00</dc:date>
            </office:change-info>
            <text:p text:style-name="P4">Event ID</text:p>
          </text:deletion>
        </text:changed-region>
        <text:changed-region xml:id="ct285989072" text:id="ct28598907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013888" text:id="ct450013888">
          <text:deletion>
            <office:change-info>
              <dc:creator>Unknown Author</dc:creator>
              <dc:date>2013-01-25T09:28:00</dc:date>
            </office:change-info>
            <text:p text:style-name="P3">Producer Identified Range</text:p>
          </text:deletion>
        </text:changed-region>
        <text:changed-region xml:id="ct285989200" text:id="ct28598920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013648" text:id="ct286013648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89328" text:id="ct28598932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76635008" text:id="ct76635008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989456" text:id="ct28598945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729840" text:id="ct285729840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89584" text:id="ct28598958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356816" text:id="ct450356816">
          <text:deletion>
            <office:change-info>
              <dc:creator>Unknown Author</dc:creator>
              <dc:date>2013-01-25T09:28:00</dc:date>
            </office:change-info>
            <text:p text:style-name="P4">0x1952,4sss</text:p>
          </text:deletion>
        </text:changed-region>
        <text:changed-region xml:id="ct285989712" text:id="ct28598971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793360" text:id="ct450793360">
          <text:deletion>
            <office:change-info>
              <dc:creator>Unknown Author</dc:creator>
              <dc:date>2013-01-25T09:28:00</dc:date>
            </office:change-info>
            <text:p text:style-name="P5">EventID Range</text:p>
          </text:deletion>
        </text:changed-region>
        <text:changed-region xml:id="ct285989840" text:id="ct28598984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6188656" text:id="ct286188656">
          <text:deletion>
            <office:change-info>
              <dc:creator>Unknown Author</dc:creator>
              <dc:date>2013-01-25T09:28:00</dc:date>
            </office:change-info>
            <text:p text:style-name="P3">Identify Events</text:p>
          </text:deletion>
        </text:changed-region>
        <text:changed-region xml:id="ct285989968" text:id="ct28598996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370992" text:id="ct450370992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90096" text:id="ct28599009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563776" text:id="ct285563776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90224" text:id="ct28599022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76775664" text:id="ct76775664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990352" text:id="ct2859903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649328" text:id="ct285649328">
          <text:deletion>
            <office:change-info>
              <dc:creator>Unknown Author</dc:creator>
              <dc:date>2013-01-25T09:28:00</dc:date>
            </office:change-info>
            <text:p text:style-name="P4">0x1997,0sss</text:p>
          </text:deletion>
        </text:changed-region>
        <text:changed-region xml:id="ct285990480" text:id="ct28599048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627824" text:id="ct285627824">
          <text:deletion>
            <office:change-info>
              <dc:creator>Unknown Author</dc:creator>
              <dc:date>2013-01-25T09:28:00</dc:date>
            </office:change-info>
            <text:p text:style-name="P4">Y</text:p>
          </text:deletion>
        </text:changed-region>
        <text:changed-region xml:id="ct285990608" text:id="ct28599060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954528" text:id="ct285954528">
          <text:deletion>
            <office:change-info>
              <dc:creator>Unknown Author</dc:creator>
              <dc:date>2013-01-25T09:28:00</dc:date>
            </office:change-info>
            <text:p text:style-name="P4">N</text:p>
          </text:deletion>
        </text:changed-region>
        <text:changed-region xml:id="ct285990736" text:id="ct28599073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648288" text:id="ct285648288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85990864" text:id="ct28599086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777264" text:id="ct450777264">
          <text:deletion>
            <office:change-info>
              <dc:creator>Unknown Author</dc:creator>
              <dc:date>2013-01-25T09:28:00</dc:date>
            </office:change-info>
            <text:p text:style-name="P4">0x1996,8sss </text:p>
          </text:deletion>
        </text:changed-region>
        <text:changed-region xml:id="ct285990992" text:id="ct28599099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349664" text:id="ct285349664">
          <text:deletion>
            <office:change-info>
              <dc:creator>Unknown Author</dc:creator>
              <dc:date>2013-01-25T09:28:00</dc:date>
            </office:change-info>
            <text:p text:style-name="P4">0ddd<text:span text:style-name="T3">3</text:span></text:p>
          </text:deletion>
        </text:changed-region>
        <text:changed-region xml:id="ct285991120" text:id="ct28599112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5639232" text:id="ct285639232">
          <text:deletion>
            <office:change-info>
              <dc:creator>Unknown Author</dc:creator>
              <dc:date>2013-01-25T09:28:00</dc:date>
            </office:change-info>
            <text:p text:style-name="P3">Footnotes:<text:line-break/><text:span text:style-name="T3">1 <text:s/></text:span>sss - <text:span text:style-name="T4">The 12-bit source alias field.</text:span><text:line-break/><text:span text:style-name="T3">2 </text:span><text:span text:style-name="T5"><text:s/></text:span><text:span text:style-name="T6">Quality - Producer and Consumer Identified messages are flagged with the validity of the reply.<text:line-break/></text:span><text:span text:style-name="T7">3 </text:span><text:span text:style-name="T6">0ddd - First two bytes of the data-part, representing the 12-bit destination Alias, the top 4 bits are zero. <text:s/></text:span></text:p>
          </text:deletion>
        </text:changed-region>
        <text:changed-region xml:id="ct285991248" text:id="ct28599124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449936" text:id="ct458449936">
          <text:insertion>
            <office:change-info>
              <dc:creator>Unknown Author</dc:creator>
              <dc:date>2013-01-25T09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Introduction (Informative)</text:h>
      <text:p text:style-name="Standard">This specification describes the protocol for transporting OpenLCB datagrams via CAN segments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text:change-start text:change-id="ct450729344"/></text:p>
      <text:p text:style-name="Standard">This document describes the required message formats for datagram transport. §4 gives an overview of th<text:change-end text:change-id="ct450729344"/><text:change-start text:change-id="ct450780784"/>e message types with an abstract numeric description intended as a normative guide to the construction of concrete message types over specific physical transport media. §§7–ff. describe in concrete detail the implementation of the datagram transport message formats for the <text:change-end text:change-id="ct450780784"/><text:change-start text:change-id="ct458468128"/>specific physical transport media that have been adopted as normative standards.<text:change-end text:change-id="ct458468128"/>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Frame Transport Standard, which specifies the use and format of CAN frames for OpenLCB communications.</text:p>
      <text:p text:style-name="Standard">The OpenLCB Message Network Standard, which specifies the OpenLCB message transport mechanism.</text:p>
      <text:h text:style-name="Heading_20_1" text:outline-level="1">Message Formats (Normative)</text:h>
      <text:p text:style-name="Standard">In the following, the “Common MTI” column specifies the the MTI value to be used when communicating in OpenLCB common format. <text:change-start text:change-id="ct512003760"/>The Common MTI is an abstract numeric description intended as a normative guide to the construction of concrete message formats over specific <text:change-end text:change-id="ct512003760"/><text:change-start text:change-id="ct53620304"/>physical transport media.<text:change-end text:change-id="ct53620304"/> <text:change text:change-id="ct76695872"/><text:s text:c="2"/></text:p>
      <text:h text:style-name="Heading_20_2" text:outline-level="2"><text:soft-page-break/>Datagram Conten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Dest ID</text:p>
          </table:table-cell>
          <table:table-cell table:style-name="Table4.A1" office:value-type="string">
            <text:p text:style-name="P2">Event ID</text:p>
          </table:table-cell>
          <table:table-cell table:style-name="Table4.A1" office:value-type="string">
            <text:p text:style-name="P2"><text:change-start text:change-id="ct449969696"/>Simple Node<text:change-end text:change-id="ct449969696"/></text:p>
          </table:table-cell>
          <table:table-cell table:style-name="Table4.A1" office:value-type="string">
            <text:p text:style-name="P2">Common</text:p>
            <text:p text:style-name="P2">MTI</text:p>
          </table:table-cell>
          <table:table-cell table:style-name="Table4.F1" office:value-type="string">
            <text:p text:style-name="P2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4">Y</text:p>
          </table:table-cell>
          <table:table-cell table:style-name="Table4.A2" office:value-type="string">
            <text:p text:style-name="P4">N</text:p>
          </table:table-cell>
          <table:table-cell table:style-name="Table4.A2" office:value-type="string">
            <text:p text:style-name="P4"><text:change-start text:change-id="ct450376864"/>N<text:change-end text:change-id="ct450376864"/></text:p>
          </table:table-cell>
          <table:table-cell table:style-name="Table4.A2" office:value-type="string">
            <text:p text:style-name="P4">0x1C48</text:p>
          </table:table-cell>
          <table:table-cell table:style-name="Table4.F2" office:value-type="string">
            <text:p text:style-name="P4">0-72 bytes</text:p>
          </table:table-cell>
        </table:table-row>
      </table:table>
      <text:p text:style-name="Standard"/>
      <text:h text:style-name="Heading_20_3" text:outline-level="3"><text:change text:change-id="ct524045264"/></text:h>
      <text:h text:style-name="Heading_20_2" text:outline-level="2"><text:soft-page-break/>Datagram Received OK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t ID</text:p>
          </table:table-cell>
          <table:table-cell table:style-name="Table2.A1" office:value-type="string">
            <text:p text:style-name="P2">Event ID</text:p>
          </table:table-cell>
          <table:table-cell table:style-name="Table2.A1" office:value-type="string">
            <text:p text:style-name="P2"><text:change-start text:change-id="ct524222864"/>Simple Node<text:change-end text:change-id="ct524222864"/></text:p>
          </table:table-cell>
          <table:table-cell table:style-name="Table2.A1" office:value-type="string">
            <text:p text:style-name="P2">Common</text:p>
            <text:p text:style-name="P2">MTI</text:p>
          </table:table-cell>
          <table:table-cell table:style-name="Table2.F1" office:value-type="string">
            <text:p text:style-name="P2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4">Y</text:p>
          </table:table-cell>
          <table:table-cell table:style-name="Table2.A2" office:value-type="string">
            <text:p text:style-name="P4">N</text:p>
          </table:table-cell>
          <table:table-cell table:style-name="Table2.A2" office:value-type="string">
            <text:p text:style-name="P4"><text:change-start text:change-id="ct283478816"/>N<text:change-end text:change-id="ct283478816"/></text:p>
          </table:table-cell>
          <table:table-cell table:style-name="Table2.A2" office:value-type="string">
            <text:p text:style-name="P4">0x0A28</text:p>
          </table:table-cell>
          <table:table-cell table:style-name="Table2.F2" office:value-type="string">
            <text:p text:style-name="P4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t ID</text:p>
          </table:table-cell>
          <table:table-cell table:style-name="Table3.A1" office:value-type="string">
            <text:p text:style-name="P2">Event ID</text:p>
          </table:table-cell>
          <table:table-cell table:style-name="Table3.A1" office:value-type="string">
            <text:p text:style-name="P2"><text:change-start text:change-id="ct505476080"/>Simple Node<text:change-end text:change-id="ct505476080"/></text:p>
          </table:table-cell>
          <table:table-cell table:style-name="Table3.A1" office:value-type="string">
            <text:p text:style-name="P2">Common</text:p>
            <text:p text:style-name="P2">MTI</text:p>
          </table:table-cell>
          <table:table-cell table:style-name="Table3.F1" office:value-type="string">
            <text:p text:style-name="P2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4">Y</text:p>
          </table:table-cell>
          <table:table-cell table:style-name="Table3.A2" office:value-type="string">
            <text:p text:style-name="P4">N</text:p>
          </table:table-cell>
          <table:table-cell table:style-name="Table3.A2" office:value-type="string">
            <text:p text:style-name="P4"><text:change-start text:change-id="ct285720784"/>N<text:change-end text:change-id="ct285720784"/></text:p>
          </table:table-cell>
          <table:table-cell table:style-name="Table3.A2" office:value-type="string">
            <text:p text:style-name="P4">0x0A48</text:p>
          </table:table-cell>
          <table:table-cell table:style-name="Table3.F2" office:value-type="string">
            <text:p text:style-name="P4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/text:p>
      <text:h text:style-name="Heading_20_3" text:outline-level="3">Error Codes</text:h>
      <text:p text:style-name="Standard">The Error Code field contains 16 bits. <text:s/>The following bits are independent flags:</text:p>
      <text:list xml:id="list9022796857024148306" text:style-name="L2">
        <text:list-item>
          <text:p text:style-name="P20">0x1000 Permanent error – The received datagram will always invoke the same error</text:p>
        </text:list-item>
        <text:list-item>
          <text:p text:style-name="P20">0x2000 Resend OK – The error condition may be cleared, so a resend of the original datagram can be attempted</text:p>
        </text:list-item>
        <text:list-item>
          <text:p text:style-name="P20">0x4000 Transport error – The error could have been due to a failure in message/frame transport</text:p>
        </text:list-item>
      </text:list>
      <text:p text:style-name="Standard">Specific values for the 16-bit field:</text:p>
      <text:list xml:id="list3052246269692992049" text:style-name="L3">
        <text:list-item>
          <text:p text:style-name="P21">0x1020 – Permanent error, source not permitted – this node will not accept datagrams of this type from the transmitting node</text:p>
        </text:list-item>
        <text:list-item>
          <text:p text:style-name="P21">0x1040 – Permanent error, datagrams not accepted – this node will not accept datagrams of this type from any node</text:p>
        </text:list-item>
        <text:list-item>
          <text:p text:style-name="P21">0x2000 – Temporary condition, please resend – some temporary condition in the receiving node prevented receiving the datagram, but there's reason to believe a resend will succeed.</text:p>
        </text:list-item>
        <text:list-item>
          <text:p text:style-name="P21">0x6000 – Transport error, please resend – some temporary condition, possibly in the transport layer, prevented receiving the datagram, but there's reason to believe a resend will succeed.</text:p>
        </text:list-item>
      </text:list>
      <text:p text:style-name="Standard"><text:soft-page-break/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<text:change text:change-id="ct512345728"/></text:h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3">nd</text:span> Datagram Content message before sending a reply to the the 1<text:span text:style-name="T3">st</text:span> Datagram Content message, it may, but is not required to, reject the 2<text:span text:style-name="T3">nd</text:span> Datagram by sending a Datagram Rejected message with the Out-of-Sequence error flag bit set.</text:p>
      <text:p text:style-name="Standard">Upon receipt of a Datagram Rejected message with the Resend_OK bit sent, the original transmitting node may resend the same Datagram Content message, or may abandon the transmission attempt.</text:p>
      <text:p text:style-name="Standard">Upon receipt of a Datagram Rejected message with the Resend_OK bit resent, the original transmitting node shall abandon the transmission attempt and not resend the original Datagram Content message.</text:p>
      <text:h text:style-name="Heading_20_3" text:outline-level="3"><text:change text:change-id="ct511919392"/><text:soft-page-break/></text:h>
      <text:h text:style-name="Heading_20_1" text:outline-level="1"><text:change-start text:change-id="ct283468752"/>Adaptation to CAN Transport</text:h>
      <text:p text:style-name="Standard">Due to the limitations of CAN, namely a 29-bit header and 8-byte data-part, the format of CAN Event <text:s/>messages have been adapted, as per the following table. <text:s/><text:change-end text:change-id="ct283468752"/></text:p>
      <table:table table:name="CanTransport" table:style-name="CanTransport">
        <table:table-column table:style-name="CanTransport.A"/>
        <table:table-column table:style-name="CanTransport.B" table:number-columns-repeated="3"/>
        <table:table-column table:style-name="CanTransport.E"/>
        <table:table-column table:style-name="CanTransport.F"/>
        <table:table-header-rows>
          <table:table-row>
            <table:table-cell table:style-name="CanTransport.A1" office:value-type="string">
              <text:p text:style-name="Table_20_Heading"><text:change-start text:change-id="ct458462016"/>Name<text:change-end text:change-id="ct458462016"/></text:p>
            </table:table-cell>
            <table:table-cell table:style-name="CanTransport.A1" office:value-type="string">
              <text:p text:style-name="P29"><text:change-start text:change-id="ct283590496"/>Dest ID<text:change-end text:change-id="ct283590496"/></text:p>
            </table:table-cell>
            <table:table-cell table:style-name="CanTransport.A1" office:value-type="string">
              <text:p text:style-name="P29"><text:change-start text:change-id="ct458714944"/>Event ID<text:change-end text:change-id="ct458714944"/></text:p>
            </table:table-cell>
            <table:table-cell table:style-name="CanTransport.A1" office:value-type="string">
              <text:p text:style-name="P29"><text:change-start text:change-id="ct283371584"/>Simple Node<text:change-end text:change-id="ct283371584"/></text:p>
            </table:table-cell>
            <table:table-cell table:style-name="CanTransport.A1" office:value-type="string">
              <text:p text:style-name="P29"><text:change-start text:change-id="ct458278704"/>Header Format<text:change-end text:change-id="ct458278704"/></text:p>
            </table:table-cell>
            <table:table-cell table:style-name="CanTransport.F1" office:value-type="string">
              <text:p text:style-name="P29"><text:change-start text:change-id="ct458261152"/>Data-part Content<text:change-end text:change-id="ct458261152"/></text:p>
            </table:table-cell>
          </table:table-row>
        </table:table-header-rows>
        <table:table-row>
          <table:table-cell table:style-name="CanTransport.A2" office:value-type="string">
            <text:p text:style-name="Table_20_Contents"><text:change-start text:change-id="ct53575040"/>Datagram Content<text:change-end text:change-id="ct53575040"/></text:p>
          </table:table-cell>
          <table:table-cell table:style-name="CanTransport.A2" office:value-type="string">
            <text:p text:style-name="P4"><text:change-start text:change-id="ct458245136"/>Y<text:change-end text:change-id="ct458245136"/></text:p>
          </table:table-cell>
          <table:table-cell table:style-name="CanTransport.A2" office:value-type="string">
            <text:p text:style-name="P4"><text:change-start text:change-id="ct458246832"/>N<text:change-end text:change-id="ct458246832"/></text:p>
          </table:table-cell>
          <table:table-cell table:style-name="CanTransport.A2" office:value-type="string">
            <text:p text:style-name="P4"><text:change-start text:change-id="ct54500320"/>N<text:change-end text:change-id="ct54500320"/></text:p>
          </table:table-cell>
          <table:table-cell table:style-name="CanTransport.A2" office:value-type="string">
            <text:p text:style-name="P4"><text:change-start text:change-id="ct53586400"/>0x1Add,dsss<text:note text:id="ftn0" text:note-class="footnote"><text:note-citation>1</text:note-citation><text:note-body><text:p text:style-name="Footnote"><text:change-start text:change-id="ct299084144"/>sss —The 12-bit source alias field <text:change-end text:change-id="ct299084144"/></text:p></text:note-body></text:note> — Single<text:change-end text:change-id="ct53586400"/><text:change-start text:change-id="ct524068336"/><text:note text:id="ftn1" text:note-class="footnote"><text:note-citation>2</text:note-citation><text:note-body><text:p text:style-name="Footnote"><text:change-start text:change-id="ct283412144"/>Quality — Because CAN frames are limited to 8 bytes, datagrams larger than 8 bytes must be broken up among multiple messages. Thus, four distinct message types are defined to aid in flow control.<text:change-end text:change-id="ct283412144"/></text:p></text:note-body></text:note><text:change-end text:change-id="ct524068336"/><text:change-start text:change-id="ct283448320"/></text:p>
            <text:p text:style-name="P4">0x1Bdd,dsss — First</text:p>
            <text:p text:style-name="P4">0x1Cdd,dsss — Middle</text:p>
            <text:p text:style-name="P4">0x1Ddd,dsss — Last<text:change-end text:change-id="ct283448320"/></text:p>
          </table:table-cell>
          <table:table-cell table:style-name="CanTransport.F2" office:value-type="string">
            <text:p text:style-name="P4"><text:change-start text:change-id="ct283729296"/>0–8 bytes<text:change-end text:change-id="ct283729296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459244832"/>Datagram Received OK<text:change-end text:change-id="ct459244832"/></text:p>
          </table:table-cell>
          <table:table-cell table:style-name="CanTransport.A2" office:value-type="string">
            <text:p text:style-name="P4"><text:change-start text:change-id="ct286074768"/>Y<text:change-end text:change-id="ct286074768"/></text:p>
          </table:table-cell>
          <table:table-cell table:style-name="CanTransport.A2" office:value-type="string">
            <text:p text:style-name="P4"><text:change-start text:change-id="ct270769904"/>N<text:change-end text:change-id="ct270769904"/></text:p>
          </table:table-cell>
          <table:table-cell table:style-name="CanTransport.A2" office:value-type="string">
            <text:p text:style-name="P4"><text:change-start text:change-id="ct458640848"/>N<text:change-end text:change-id="ct458640848"/></text:p>
          </table:table-cell>
          <table:table-cell table:style-name="CanTransport.A2" office:value-type="string">
            <text:p text:style-name="P4"><text:change-start text:change-id="ct300946416"/>0x19A2,8sss fddd<text:change-end text:change-id="ct300946416"/><text:change-start text:change-id="ct283736928"/><text:note text:id="ftn2" text:note-class="footnote"><text:note-citation>3</text:note-citation><text:note-body><text:p text:style-name="Footnote"><text:change-start text:change-id="ct505431904"/>0ddd — First two bytes of the data-part, representing the 12-bit destination Alias, the top 4 bits are zero. <text:change-end text:change-id="ct505431904"/></text:p></text:note-body></text:note><text:change-end text:change-id="ct283736928"/></text:p>
          </table:table-cell>
          <table:table-cell table:style-name="CanTransport.F2" office:value-type="string">
            <text:p text:style-name="P4"/>
          </table:table-cell>
        </table:table-row>
        <table:table-row>
          <table:table-cell table:style-name="CanTransport.A2" office:value-type="string">
            <text:p text:style-name="Table_20_Contents"><text:change-start text:change-id="ct523346160"/>Datagram Rejected<text:change-end text:change-id="ct523346160"/></text:p>
          </table:table-cell>
          <table:table-cell table:style-name="CanTransport.A2" office:value-type="string">
            <text:p text:style-name="P4"><text:change-start text:change-id="ct458284192"/>Y<text:change-end text:change-id="ct458284192"/></text:p>
          </table:table-cell>
          <table:table-cell table:style-name="CanTransport.A2" office:value-type="string">
            <text:p text:style-name="P4"><text:change-start text:change-id="ct449968640"/>N<text:change-end text:change-id="ct449968640"/></text:p>
          </table:table-cell>
          <table:table-cell table:style-name="CanTransport.A2" office:value-type="string">
            <text:p text:style-name="P4"><text:change-start text:change-id="ct458523520"/>N<text:change-end text:change-id="ct458523520"/></text:p>
          </table:table-cell>
          <table:table-cell table:style-name="CanTransport.A2" office:value-type="string">
            <text:p text:style-name="P4"><text:change-start text:change-id="ct458723024"/>0x19A4,8sss fddd<text:change-end text:change-id="ct458723024"/></text:p>
          </table:table-cell>
          <table:table-cell table:style-name="CanTransport.F2" office:value-type="string">
            <text:p text:style-name="P4"><text:change-start text:change-id="ct270837680"/>Error Code<text:change-end text:change-id="ct270837680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><text:change text:change-id="ct450291696"/><text:change-start text:change-id="ct450408992"/><text:change-end text:change-id="ct450408992"/></text:p>
          </table:table-cell>
          <table:table-cell table:style-name="Table9.A1" office:value-type="string">
            <text:p text:style-name="P2"><text:change text:change-id="ct285424592"/><text:change-start text:change-id="ct285580896"/><text:change-end text:change-id="ct285580896"/></text:p>
          </table:table-cell>
          <table:table-cell table:style-name="Table9.A1" office:value-type="string">
            <text:p text:style-name="P2"><text:change text:change-id="ct286238256"/><text:change-start text:change-id="ct285580992"/><text:change-end text:change-id="ct285580992"/></text:p>
          </table:table-cell>
          <table:table-cell table:style-name="Table9.A1" office:value-type="string">
            <text:p text:style-name="P2"><text:change text:change-id="ct299093280"/><text:change-start text:change-id="ct285581088"/><text:change-end text:change-id="ct285581088"/></text:p>
          </table:table-cell>
          <table:table-cell table:style-name="Table9.F1" office:value-type="string">
            <text:p text:style-name="P2"><text:change text:change-id="ct286156560"/><text:change-start text:change-id="ct450676896"/><text:change-end text:change-id="ct450676896"/></text:p>
          </table:table-cell>
        </table:table-row>
        <table:table-row>
          <table:table-cell table:style-name="Table9.A2" office:value-type="string">
            <text:p text:style-name="P3"><text:change text:change-id="ct285731488"/><text:change-start text:change-id="ct450677024"/><text:change-end text:change-id="ct450677024"/></text:p>
          </table:table-cell>
          <table:table-cell table:style-name="Table9.A2" office:value-type="string">
            <text:p text:style-name="P4"><text:change text:change-id="ct450376160"/><text:change-start text:change-id="ct285416016"/><text:change-end text:change-id="ct285416016"/></text:p>
          </table:table-cell>
          <table:table-cell table:style-name="Table9.A2" office:value-type="string">
            <text:p text:style-name="P4"><text:change text:change-id="ct286179872"/><text:change-start text:change-id="ct285416144"/><text:change-end text:change-id="ct285416144"/></text:p>
          </table:table-cell>
          <table:table-cell table:style-name="Table9.A2" office:value-type="string">
            <text:p text:style-name="P4"><text:change text:change-id="ct299081152"/><text:change-start text:change-id="ct450778752"/><text:change-end text:change-id="ct450778752"/></text:p>
          </table:table-cell>
          <table:table-cell table:style-name="Table9.A2" office:value-type="string">
            <text:p text:style-name="P4"><text:change text:change-id="ct286225424"/><text:change-start text:change-id="ct450778848"/><text:change-end text:change-id="ct450778848"/><text:span text:style-name="T2"/></text:p>
          </table:table-cell>
          <table:table-cell table:style-name="Table9.F2" office:value-type="string">
            <text:p text:style-name="P4"><text:change text:change-id="ct450667824"/><text:change-start text:change-id="ct450730144"/><text:change-end text:change-id="ct450730144"/></text:p>
          </table:table-cell>
        </table:table-row>
        <table:table-row>
          <table:table-cell table:style-name="Table9.A2" office:value-type="string">
            <text:p text:style-name="P3"><text:change text:change-id="ct286209152"/><text:change-start text:change-id="ct450730240"/><text:change-end text:change-id="ct450730240"/></text:p>
          </table:table-cell>
          <table:table-cell table:style-name="Table9.A2" office:value-type="string">
            <text:p text:style-name="P4"><text:change text:change-id="ct285363840"/><text:change-start text:change-id="ct450730336"/><text:change-end text:change-id="ct450730336"/></text:p>
          </table:table-cell>
          <table:table-cell table:style-name="Table9.A2" office:value-type="string">
            <text:p text:style-name="P4"><text:change text:change-id="ct299105680"/><text:change-start text:change-id="ct450355920"/><text:change-end text:change-id="ct450355920"/></text:p>
          </table:table-cell>
          <table:table-cell table:style-name="Table9.A2" office:value-type="string">
            <text:p text:style-name="P4"><text:change text:change-id="ct450639792"/><text:change-start text:change-id="ct450356048"/><text:change-end text:change-id="ct450356048"/></text:p>
          </table:table-cell>
          <table:table-cell table:style-name="Table9.A2" office:value-type="string">
            <text:p text:style-name="P4"><text:change text:change-id="ct299093152"/><text:change-start text:change-id="ct450828352"/><text:change-end text:change-id="ct450828352"/></text:p>
          </table:table-cell>
          <table:table-cell table:style-name="Table9.F2" office:value-type="string">
            <text:p text:style-name="P4"><text:change text:change-id="ct285411424"/><text:change-start text:change-id="ct450828480"/><text:change-end text:change-id="ct450828480"/></text:p>
          </table:table-cell>
        </table:table-row>
        <table:table-row>
          <table:table-cell table:style-name="Table9.A2" office:value-type="string">
            <text:p text:style-name="P3"><text:change text:change-id="ct285297616"/><text:change-start text:change-id="ct450353648"/><text:change-end text:change-id="ct450353648"/></text:p>
          </table:table-cell>
          <table:table-cell table:style-name="Table9.A2" office:value-type="string">
            <text:p text:style-name="P4"><text:change text:change-id="ct286035888"/><text:change-start text:change-id="ct450353744"/><text:change-end text:change-id="ct450353744"/></text:p>
          </table:table-cell>
          <table:table-cell table:style-name="Table9.A2" office:value-type="string">
            <text:p text:style-name="P4"><text:change text:change-id="ct450582256"/><text:change-start text:change-id="ct450353872"/><text:change-end text:change-id="ct450353872"/></text:p>
          </table:table-cell>
          <table:table-cell table:style-name="Table9.A2" office:value-type="string">
            <text:p text:style-name="P4"><text:change text:change-id="ct286031920"/><text:change-start text:change-id="ct450615504"/><text:change-end text:change-id="ct450615504"/></text:p>
          </table:table-cell>
          <table:table-cell table:style-name="Table9.A2" office:value-type="string">
            <text:p text:style-name="P3"><text:change text:change-id="ct450567632"/><text:change-start text:change-id="ct450615632"/><text:change-end text:change-id="ct450615632"/></text:p>
          </table:table-cell>
          <table:table-cell table:style-name="Table9.F2" office:value-type="string">
            <text:p text:style-name="P4"><text:change text:change-id="ct299128128"/><text:change-start text:change-id="ct450615760"/><text:change-end text:change-id="ct450615760"/></text:p>
          </table:table-cell>
        </table:table-row>
        <table:table-row>
          <table:table-cell table:style-name="Table9.A2" office:value-type="string">
            <text:p text:style-name="P3"><text:change text:change-id="ct286056960"/><text:change-start text:change-id="ct285986896"/><text:change-end text:change-id="ct285986896"/></text:p>
          </table:table-cell>
          <table:table-cell table:style-name="Table9.A2" office:value-type="string">
            <text:p text:style-name="P4"><text:change text:change-id="ct286035296"/><text:change-start text:change-id="ct285987024"/><text:change-end text:change-id="ct285987024"/></text:p>
          </table:table-cell>
          <table:table-cell table:style-name="Table9.A2" office:value-type="string">
            <text:p text:style-name="P4"><text:change text:change-id="ct285733104"/><text:change-start text:change-id="ct285987152"/><text:change-end text:change-id="ct285987152"/></text:p>
          </table:table-cell>
          <table:table-cell table:style-name="Table9.A2" office:value-type="string">
            <text:p text:style-name="P4"><text:change text:change-id="ct285606400"/><text:change-start text:change-id="ct285987280"/><text:change-end text:change-id="ct285987280"/></text:p>
          </table:table-cell>
          <table:table-cell table:style-name="Table9.A2" office:value-type="string">
            <text:p text:style-name="P4"><text:change text:change-id="ct299194288"/><text:change-start text:change-id="ct285987408"/><text:change-end text:change-id="ct285987408"/></text:p>
          </table:table-cell>
          <table:table-cell table:style-name="Table9.F2" office:value-type="string">
            <text:p text:style-name="P5"><text:change text:change-id="ct286155072"/><text:change-start text:change-id="ct285987536"/><text:change-end text:change-id="ct285987536"/></text:p>
          </table:table-cell>
        </table:table-row>
        <table:table-row>
          <table:table-cell table:style-name="Table9.A2" office:value-type="string">
            <text:p text:style-name="P3"><text:change text:change-id="ct299237696"/><text:change-start text:change-id="ct285987664"/><text:change-end text:change-id="ct285987664"/></text:p>
          </table:table-cell>
          <table:table-cell table:style-name="Table9.A2" office:value-type="string">
            <text:p text:style-name="P4"><text:change text:change-id="ct299116864"/><text:change-start text:change-id="ct285987792"/><text:change-end text:change-id="ct285987792"/></text:p>
          </table:table-cell>
          <table:table-cell table:style-name="Table9.A2" office:value-type="string">
            <text:p text:style-name="P4"><text:change text:change-id="ct285599280"/><text:change-start text:change-id="ct285987920"/><text:change-end text:change-id="ct285987920"/></text:p>
          </table:table-cell>
          <table:table-cell table:style-name="Table9.A2" office:value-type="string">
            <text:p text:style-name="P4"><text:change text:change-id="ct450630688"/><text:change-start text:change-id="ct285988048"/><text:change-end text:change-id="ct285988048"/></text:p>
          </table:table-cell>
          <table:table-cell table:style-name="Table9.A2" office:value-type="string">
            <text:p text:style-name="P4"><text:change text:change-id="ct450731888"/><text:change-start text:change-id="ct285988176"/><text:change-end text:change-id="ct285988176"/></text:p>
          </table:table-cell>
          <table:table-cell table:style-name="Table9.F2" office:value-type="string">
            <text:p text:style-name="P4"><text:change text:change-id="ct285270736"/><text:change-start text:change-id="ct285988304"/><text:change-end text:change-id="ct285988304"/></text:p>
          </table:table-cell>
        </table:table-row>
        <table:table-row>
          <table:table-cell table:style-name="Table9.A2" office:value-type="string">
            <text:p text:style-name="P3"><text:change text:change-id="ct449995360"/><text:change-start text:change-id="ct285988432"/><text:change-end text:change-id="ct285988432"/></text:p>
          </table:table-cell>
          <table:table-cell table:style-name="Table9.A2" office:value-type="string">
            <text:p text:style-name="P4"><text:change text:change-id="ct285405552"/><text:change-start text:change-id="ct285988560"/><text:change-end text:change-id="ct285988560"/></text:p>
          </table:table-cell>
          <table:table-cell table:style-name="Table9.A2" office:value-type="string">
            <text:p text:style-name="P4"><text:change text:change-id="ct286156912"/><text:change-start text:change-id="ct285988688"/><text:change-end text:change-id="ct285988688"/></text:p>
          </table:table-cell>
          <table:table-cell table:style-name="Table9.A2" office:value-type="string">
            <text:p text:style-name="P4"><text:change text:change-id="ct285536640"/><text:change-start text:change-id="ct285988816"/><text:change-end text:change-id="ct285988816"/></text:p>
          </table:table-cell>
          <table:table-cell table:style-name="Table9.A2" office:value-type="string">
            <text:p text:style-name="P3"><text:change text:change-id="ct77196288"/><text:change-start text:change-id="ct285988944"/><text:change-end text:change-id="ct285988944"/></text:p>
          </table:table-cell>
          <table:table-cell table:style-name="Table9.F2" office:value-type="string">
            <text:p text:style-name="P4"><text:change text:change-id="ct449953024"/><text:change-start text:change-id="ct285989072"/><text:change-end text:change-id="ct285989072"/></text:p>
          </table:table-cell>
        </table:table-row>
        <table:table-row>
          <table:table-cell table:style-name="Table9.A2" office:value-type="string">
            <text:p text:style-name="P3"><text:change text:change-id="ct450013888"/><text:change-start text:change-id="ct285989200"/><text:change-end text:change-id="ct285989200"/></text:p>
          </table:table-cell>
          <table:table-cell table:style-name="Table9.A2" office:value-type="string">
            <text:p text:style-name="P4"><text:change text:change-id="ct286013648"/><text:change-start text:change-id="ct285989328"/><text:change-end text:change-id="ct285989328"/></text:p>
          </table:table-cell>
          <table:table-cell table:style-name="Table9.A2" office:value-type="string">
            <text:p text:style-name="P4"><text:change text:change-id="ct76635008"/><text:change-start text:change-id="ct285989456"/><text:change-end text:change-id="ct285989456"/></text:p>
          </table:table-cell>
          <table:table-cell table:style-name="Table9.A2" office:value-type="string">
            <text:p text:style-name="P4"><text:change text:change-id="ct285729840"/><text:change-start text:change-id="ct285989584"/><text:change-end text:change-id="ct285989584"/></text:p>
          </table:table-cell>
          <table:table-cell table:style-name="Table9.A2" office:value-type="string">
            <text:p text:style-name="P4"><text:change text:change-id="ct450356816"/><text:change-start text:change-id="ct285989712"/><text:change-end text:change-id="ct285989712"/></text:p>
          </table:table-cell>
          <table:table-cell table:style-name="Table9.F2" office:value-type="string">
            <text:p text:style-name="P5"><text:change text:change-id="ct450793360"/><text:change-start text:change-id="ct285989840"/><text:change-end text:change-id="ct285989840"/></text:p>
          </table:table-cell>
        </table:table-row>
        <table:table-row>
          <table:table-cell table:style-name="Table9.A2" table:number-rows-spanned="2" office:value-type="string">
            <text:p text:style-name="P3"><text:change text:change-id="ct286188656"/><text:change-start text:change-id="ct285989968"/><text:change-end text:change-id="ct285989968"/></text:p>
          </table:table-cell>
          <table:table-cell table:style-name="Table9.A2" office:value-type="string">
            <text:p text:style-name="P4"><text:change text:change-id="ct450370992"/><text:change-start text:change-id="ct285990096"/><text:change-end text:change-id="ct285990096"/></text:p>
          </table:table-cell>
          <table:table-cell table:style-name="Table9.A2" office:value-type="string">
            <text:p text:style-name="P4"><text:change text:change-id="ct285563776"/><text:change-start text:change-id="ct285990224"/><text:change-end text:change-id="ct285990224"/></text:p>
          </table:table-cell>
          <table:table-cell table:style-name="Table9.A2" office:value-type="string">
            <text:p text:style-name="P4"><text:change text:change-id="ct76775664"/><text:change-start text:change-id="ct285990352"/><text:change-end text:change-id="ct285990352"/></text:p>
          </table:table-cell>
          <table:table-cell table:style-name="Table9.A2" office:value-type="string">
            <text:p text:style-name="P4"><text:change text:change-id="ct285649328"/><text:change-start text:change-id="ct285990480"/><text:change-end text:change-id="ct285990480"/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covered-table-cell/>
          <table:table-cell table:style-name="Table9.A2" office:value-type="string">
            <text:p text:style-name="P4"><text:change text:change-id="ct285627824"/><text:change-start text:change-id="ct285990608"/><text:change-end text:change-id="ct285990608"/></text:p>
          </table:table-cell>
          <table:table-cell table:style-name="Table9.A2" office:value-type="string">
            <text:p text:style-name="P4"><text:change text:change-id="ct285954528"/><text:change-start text:change-id="ct285990736"/><text:change-end text:change-id="ct285990736"/></text:p>
          </table:table-cell>
          <table:table-cell table:style-name="Table9.A2" office:value-type="string">
            <text:p text:style-name="P6"><text:change text:change-id="ct285648288"/><text:change-start text:change-id="ct285990864"/><text:change-end text:change-id="ct285990864"/></text:p>
          </table:table-cell>
          <table:table-cell table:style-name="Table9.A2" office:value-type="string">
            <text:p text:style-name="P4"><text:change text:change-id="ct450777264"/><text:change-start text:change-id="ct285990992"/><text:change-end text:change-id="ct285990992"/></text:p>
          </table:table-cell>
          <table:table-cell table:style-name="Table9.F2" office:value-type="string">
            <text:p text:style-name="P4"><text:change text:change-id="ct285349664"/><text:change-start text:change-id="ct285991120"/><text:change-end text:change-id="ct285991120"/><text:span text:style-name="T3"/></text:p>
          </table:table-cell>
        </table:table-row>
        <table:table-row>
          <table:table-cell table:style-name="Table9.F2" table:number-columns-spanned="6" office:value-type="string">
            <text:p text:style-name="P3"><text:change text:change-id="ct285639232"/><text:change-start text:change-id="ct285991248"/><text:change-end text:change-id="ct285991248"/><text:span text:style-name="T6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change-start text:change-id="ct458449936"/></text:p>
      <text:h text:style-name="Heading_20_2" text:outline-level="2">Interactions</text:h>
      <text:h text:style-name="Heading_20_3" text:outline-level="3">Normal Transmission</text:h>
      <text:p text:style-name="Standard">Normal transmission of a datagram over CAN consists of the transmitting node sending the Datagram Content message using one of two sequences of Datagram frames:</text:p>
      <text:list xml:id="list2105592669" text:continue-list="list1411787895" text:style-name="L1">
        <text:list-item>
          <text:p text:style-name="P1">One Datagram Content Single Frame</text:p>
        </text:list-item>
        <text:list-item>
          <text:p text:style-name="P1"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2" text:outline-level="2">Rejected Transmission</text:h>
      <text:p text:style-name="Standard">If a receiving node receives a sequence of Datagram frames other than one of</text:p>
      <text:list xml:id="list2046226077" text:continue-numbering="true" text:style-name="L1">
        <text:list-item>
          <text:p text:style-name="P1">One Datagram Content Single Frame</text:p>
        </text:list-item>
        <text:list-item>
          <text:p text:style-name="P1"><text:soft-page-break/>One Datagram Content First Frame, followed by zero or more Datagram Content Middle Frame, followed by one Datagram Content Last Frame</text:p>
        </text:list-item>
      </text:list>
      <text:p text:style-name="Table_20_Contents">the receiving node shall send a Datagram Rejected message with the Out-of-Sequence error bit set.<text:change-end text:change-id="ct4584499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<text:s/>1 Introduction (Informative)<text:tab/>1</text:p>
          <text:p text:style-name="P17"><text:s/>2 Intended Use (Informative)<text:tab/>1</text:p>
          <text:p text:style-name="P17"><text:s/>3 References and Context (Normative)<text:tab/>1</text:p>
          <text:p text:style-name="P17"><text:s/>4 Message Formats (Normative)<text:tab/>1</text:p>
          <text:p text:style-name="P18"><text:s/>4.1 Datagram Content<text:tab/>1</text:p>
          <text:p text:style-name="P19"><text:s/>4.1.1 CAN-Datagram Content Single Frame<text:tab/>2</text:p>
          <text:p text:style-name="P19"><text:s/>4.1.2 CAN-Datagram Content First Frame<text:tab/>2</text:p>
          <text:p text:style-name="P19"><text:s/>4.1.3 CAN-Datagram Content Middle Frame<text:tab/>2</text:p>
          <text:p text:style-name="P19"><text:s/>4.1.4 CAN Datagram Content Last Frame<text:tab/>2</text:p>
          <text:p text:style-name="P18"><text:s/>4.2 Datagram Received OK<text:tab/>2</text:p>
          <text:p text:style-name="P18"><text:s/>4.3 Datagram Rejected<text:tab/>3</text:p>
          <text:p text:style-name="P19"><text:s/>4.3.1 Error Codes<text:tab/>3</text:p>
          <text:p text:style-name="P17"><text:s/>5 States (Normative)<text:tab/>4</text:p>
          <text:p text:style-name="P17"><text:s/>6 Interactions (Normative)<text:tab/>4</text:p>
          <text:p text:style-name="P18"><text:s/>6.1 Normal Transmission<text:tab/>4</text:p>
          <text:p text:style-name="P19"><text:s/>6.1.1 CAN Protocol<text:tab/>4</text:p>
          <text:p text:style-name="P18"><text:s/>6.2 Rejected Transmission<text:tab/>4</text:p>
          <text:p text:style-name="P19"><text:s/>6.2.1 CAN Protocol<text:tab/>4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6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mirror-horizontal="false" draw:mirror-vertical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7</text:page-number></text:span></text:span><text:span text:style-name="Page_20_Number"><text:span text:style-name="MT2"> of </text:span></text:span><text:span text:style-name="Page_20_Number"><text:span text:style-name="MT2"><text:page-count style:num-format="1">7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5T09:28:40.99">1/25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7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CAN 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5T09:28:40.99">Jan 2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7</text:page-number></text:span></text:span><text:span text:style-name="Page_20_Number"><text:span text:style-name="MT4"> of </text:span></text:span><text:span text:style-name="Page_20_Number"><text:span text:style-name="MT4"><text:page-count style:num-format="1">7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5T09:28:40.99">1/25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88</meta:editing-cycles>
    <meta:editing-duration>PT13H55M2S</meta:editing-duration>
    <meta:generator>OpenOffice.org/3.4.1$Unix OpenOffice.org_project/341m1$Build-9593</meta:generator>
    <dc:date>2013-01-25T09:28:41</dc:date>
    <meta:keyword>OpenLCB-CAN Datagram Transport</meta:keyword>
    <meta:document-statistic meta:table-count="10" meta:image-count="1" meta:object-count="0" meta:page-count="7" meta:paragraph-count="276" meta:word-count="1595" meta:character-count="9800"/>
    <meta:user-defined meta:name="Info 1"/>
    <meta:user-defined meta:name="Info 2"/>
    <meta:user-defined meta:name="Info 3"/>
    <meta:user-defined meta:name="Info 4"/>
  </office:meta>
</office:document-meta>
</file>